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toolpanel/"/>
  <manifest:file-entry manifest:media-type="text/xml" manifest:full-path="Object 14/styles.xml"/>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toolpanel/"/>
  <manifest:file-entry manifest:media-type="text/xml" manifest:full-path="Object 15/styles.xml"/>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spreadsheet"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adornments="Regular"/>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2"/>
    <style:style style:name="P3" style:family="paragraph" style:parent-style-name="Text_20_body">
      <style:paragraph-properties fo:break-before="page"/>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Ubuntu"/>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0.49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ser.java : Parse le fichier fourni en paramètre et retourne à la classe appelante le graphe créé ainsi que la distance max entre deux villes sur le graphe, la meilleure qualité, et un annuaire inversé qui donne l'id d'un nœud ou d'un arc dans le graphe à partir de son nom.</text:p>
      <text:p text:style-name="P1"/>
      <text:p text:style-name="P1">Détour Borné :</text:p>
      <text:p text:style-name="P1">L'algorithme du détour borné consiste à trouver le plus court chemin entre deux points puis obtenir la longueur de ce chemin. L'algorithme implémenté utilise donc la méthode de Bellman-Ford déjà implémentée pour trouver le plus court chemins. Cependant étant donné que la pondération sur les arcs correspond au distance entre les villes, on peut affirmer qu'il n'y aura pas de circuit absorbant ; dans ce cas Dijkstra aurait permis d'avoir une meilleure complexité pour la recherche du PCC.</text:p>
      <text:p text:style-name="P1">Une fois le PCC trouvé, l'algorithme va parcourir presque tous les chemins possibles à partir du point d'origine et retourné une chemin borné par la longueur du PCC et un K &gt;= 1. Pour l'implémenter nous avons utiliser une méthode itérative sur chaque arc. Ainsi lorsque l'on arrive sur un nœud le programme s’exécute comme suit :</text:p>
      <text:list xml:id="list912557556" text:style-name="L2">
        <text:list-item>
          <text:p text:style-name="P2">Il vérifie s'il a atteint le nœud d'arrivée. Si oui il regarde s'il a une meilleure qualité que celui déjà stocké et le stocke le cas échéant.</text:p>
        </text:list-item>
        <text:list-item>
          <text:p text:style-name="P2">Si le nœud n'est pas celui d'arrivée, il cherche tous les arcs sortants dont la longueur ajoutée à la longueur déjà parcouru ne dépasse pas la borne fixée et vérifie que le nœud d'arrivée n'a pas été encore parcouru. Le algorithme s'appelle sur chaque arc valide en grisant au préalable le nœud courant et en ajoutant l'arc au chemin parcouru (implémenté en pile). Une fois que la méthode sur les arcs se terminent toutes, l'algorithme remet à blanc le nœud courant et ôte l'arc du chemin parcouru.</text:p>
        </text:list-item>
      </text:list>
      <text:p text:style-name="Text_20_body"/>
      <text:p text:style-name="Text_20_body">Cas de la méthode par detour borné</text:p>
      <text:p text:style-name="Text_20_body">Le détour borné utilise l'algorithme de Bellman-Ford donc nous avons au minimum une complexité<draw:frame draw:style-name="fr1" draw:name="Objet1" text:anchor-type="as-char" svg:width="2.201cm" svg:height="0.506cm" draw:z-index="0"><draw:object xlink:href="./Object 1" xlink:type="simple" xlink:show="embed" xlink:actuate="onLoad"/><draw:image xlink:href="./ObjectReplacements/Object 1" xlink:type="simple" xlink:show="embed" xlink:actuate="onLoad"/></draw:frame> . Obtenir la longueur du PCC sera dans le pire des cas <draw:frame draw:style-name="fr1" draw:name="Objet2" text:anchor-type="as-char" svg:width="2.282cm" svg:height="0.508cm" draw:z-index="1"><draw:object xlink:href="./Object 2" xlink:type="simple" xlink:show="embed" xlink:actuate="onLoad"/><draw:image xlink:href="./ObjectReplacements/Object 2" xlink:type="simple" xlink:show="embed" xlink:actuate="onLoad"/></draw:frame>.</text:p>
      <text:p text:style-name="Text_20_body">Il nous faut maintenant calculer le coût de la recherche du meilleur chemin borné. Étant donné que l'algorithme recherche quasiment tous les chemins à partir d'un point, la complexité exprimable en fonction du nombre d'arcs et de nœuds dépend essentiellement de la forme du graphe. Observons l'exemple suivant pour 4 nœuds et 6 arcs et on désire aller de 1 à 4.</text:p>
      <text:p text:style-name="Text_20_body"/>
      <text:p text:style-name="Text_20_body"><draw:g text:anchor-type="paragraph" draw:z-index="2" draw:style-name="gr1"><draw:custom-shape draw:style-name="gr2" draw:text-style-name="P4" xml:id="id3" draw:id="id3" svg:width="1.001cm" svg:height="1.001cm" svg:x="8.017cm" svg:y="1.0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 xml:id="id4" draw:id="id4" svg:width="1.001cm" svg:height="1.001cm" svg:x="14.018cm" svg:y="1.0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 xml:id="id2" draw:id="id2" svg:width="1.001cm" svg:height="1.001cm" svg:x="12.018cm" svg:y="1.0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 xml:id="id1" draw:id="id1" svg:width="1.001cm" svg:height="1.001cm" svg:x="10.017cm" svg:y="0.949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 draw:type="curve" svg:x1="10.518cm" svg:y1="0.949cm" svg:x2="12.164cm" svg:y2="1.169cm" draw:start-shape="id1" draw:start-glue-point="4" draw:end-shape="id2" draw:end-glue-point="5" svg:d="m10518 949c0-753 1646-864 1646 220"><text:p/></draw:connector><draw:frame draw:style-name="gr7" draw:text-style-name="P6" svg:width="0.858cm" svg:height="0.983cm" svg:x="14.164cm" svg:y="1.06cm"><draw:text-box><text:p text:style-name="P5"><text:span text:style-name="T1">4</text:span></text:p></draw:text-box></draw:frame><draw:frame draw:style-name="gr8" draw:text-style-name="P6" svg:width="0.858cm" svg:height="0.983cm" svg:x="12.018cm" svg:y="1.06cm"><draw:text-box><text:p text:style-name="P5"><text:span text:style-name="T1">3</text:span></text:p></draw:text-box></draw:frame><draw:frame draw:style-name="gr9" draw:text-style-name="P6" svg:width="0.858cm" svg:height="0.983cm" svg:x="8.017cm" svg:y="1.023cm"><draw:text-box><text:p text:style-name="P5"><text:span text:style-name="T1">1</text:span></text:p></draw:text-box></draw:frame><draw:frame draw:style-name="gr10" draw:text-style-name="P6" svg:width="0.858cm" svg:height="0.983cm" svg:x="10.164cm" svg:y="1.023cm"><draw:text-box><text:p text:style-name="P5"><text:span text:style-name="T1">2</text:span></text:p></draw:text-box></draw:frame><draw:connector draw:style-name="gr11" draw:text-style-name="P4" draw:type="curve" svg:x1="8.518cm" svg:y1="1.024cm" svg:x2="10.164cm" svg:y2="1.096cm" draw:start-shape="id3" draw:start-glue-point="4" draw:end-shape="id1" draw:end-glue-point="5" svg:d="m8518 1024c0-864 1646-901 1646 72"><text:p/></draw:connector><draw:connector draw:style-name="gr12" draw:text-style-name="P4" draw:type="curve" svg:x1="8.518cm" svg:y1="2.023cm" svg:x2="10.164cm" svg:y2="1.803cm" draw:start-shape="id3" draw:start-glue-point="8" draw:end-shape="id1" draw:end-glue-point="7" svg:d="m8518 2023c0 752 1646 861 1646-220"><text:p/></draw:connector><draw:connector draw:style-name="gr13" draw:text-style-name="P4" draw:type="curve" svg:x1="10.871cm" svg:y1="1.803cm" svg:x2="12.164cm" svg:y2="1.877cm" draw:start-shape="id1" draw:start-glue-point="9" draw:end-shape="id2" draw:end-glue-point="7" svg:d="m10871 1803c0 1081 1293 1044 1293 74"><text:p/></draw:connector><draw:connector draw:style-name="gr14" draw:text-style-name="P4" draw:type="curve" svg:x1="12.871cm" svg:y1="1.17cm" svg:x2="14.164cm" svg:y2="1.17cm" draw:start-shape="id2" draw:start-glue-point="11" draw:end-shape="id4" draw:end-glue-point="5" svg:d="m12871 1170c0-973 1293-973 1293 0"><text:p/></draw:connector><draw:connector draw:style-name="gr15" draw:text-style-name="P4" draw:type="curve" svg:x1="12.871cm" svg:y1="1.877cm" svg:x2="14.164cm" svg:y2="1.877cm" draw:start-shape="id2" draw:start-glue-point="9" draw:end-shape="id4" draw:end-glue-point="7" svg:d="m12871 1877c0 970 1293 970 1293 0"><text:p/></draw:connector></draw:g></text:p>
      <text:p text:style-name="Text_20_body"><draw:g text:anchor-type="paragraph" draw:z-index="3" draw:style-name="gr1"><draw:custom-shape draw:style-name="gr16" draw:text-style-name="P4" svg:width="1.001cm" svg:height="1.001cm" svg:x="0.316cm" svg:y="0.3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 svg:width="1.001cm" svg:height="1.001cm" svg:x="4.317cm" svg:y="0.3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 xml:id="id7" draw:id="id7" svg:width="1.001cm" svg:height="1.001cm" svg:x="6.317cm" svg:y="0.3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 xml:id="id5" draw:id="id5" svg:width="1.001cm" svg:height="1.001cm" svg:x="2.316cm" svg:y="0.36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4" svg:x1="0.816cm" svg:y1="0.865cm" svg:x2="2.316cm" svg:y2="0.865cm"><text:p/></draw:line><draw:frame draw:style-name="gr21" draw:text-style-name="P6" xml:id="id8" draw:id="id8" svg:width="0.858cm" svg:height="0.983cm" svg:x="2.463cm" svg:y="0.365cm"><draw:text-box><text:p text:style-name="P5"><text:span text:style-name="T1">4</text:span></text:p></draw:text-box></draw:frame><draw:frame draw:style-name="gr22" draw:text-style-name="P6" xml:id="id6" draw:id="id6" svg:width="0.858cm" svg:height="0.983cm" svg:x="4.317cm" svg:y="0.365cm"><draw:text-box><text:p text:style-name="P5"><text:span text:style-name="T1">3</text:span></text:p></draw:text-box></draw:frame><draw:frame draw:style-name="gr23" draw:text-style-name="P6" svg:width="1.001cm" svg:height="0.983cm" svg:x="0.316cm" svg:y="0.365cm"><draw:text-box><text:p text:style-name="P5"><text:span text:style-name="T1">1</text:span></text:p></draw:text-box></draw:frame><draw:frame draw:style-name="gr24" draw:text-style-name="P6" xml:id="id9" draw:id="id9" svg:width="0.858cm" svg:height="0.983cm" svg:x="6.463cm" svg:y="0.365cm"><draw:text-box><text:p text:style-name="P5"><text:span text:style-name="T1">2</text:span></text:p></draw:text-box></draw:frame><draw:connector draw:style-name="gr25" draw:text-style-name="P4" draw:type="curve" svg:x1="3.316cm" svg:y1="0.866cm" svg:x2="4.316cm" svg:y2="0.855cm" draw:start-shape="id5" draw:start-glue-point="10" draw:end-shape="id6" draw:end-glue-point="3" svg:d="m3316 866c752 0 252-11 1000-11"><text:p/></draw:connector><draw:connector draw:style-name="gr26" draw:text-style-name="P4" draw:type="curve" svg:x1="5.174cm" svg:y1="0.855cm" svg:x2="6.317cm" svg:y2="0.866cm" draw:start-shape="id6" draw:start-glue-point="1" draw:end-shape="id7" draw:end-glue-point="6" svg:d="m5174 855c854 0 284 11 1143 11"><text:p/></draw:connector><draw:connector draw:style-name="gr27" draw:text-style-name="P4" draw:type="curve" svg:x1="3.17cm" svg:y1="0.512cm" svg:x2="4.745cm" svg:y2="0.365cm" draw:start-shape="id5" draw:start-glue-point="11" draw:end-shape="id6" draw:end-glue-point="0" svg:d="m3170 512c0-974 1575-900 1575-147"><text:p/></draw:connector><draw:connector draw:style-name="gr28" draw:text-style-name="P4" draw:type="curve" svg:x1="2.891cm" svg:y1="1.348cm" svg:x2="4.745cm" svg:y2="1.348cm" draw:start-shape="id8" draw:end-shape="id6" draw:end-glue-point="2" svg:d="m2891 1348c0 748 1854 748 1854 0"><text:p/></draw:connector><draw:connector draw:style-name="gr29" draw:text-style-name="P4" draw:type="curve" svg:x1="4.745cm" svg:y1="0.365cm" svg:x2="6.892cm" svg:y2="0.365cm" draw:start-shape="id6" draw:end-shape="id9" draw:end-glue-point="0" svg:d="m4745 365c0-748 2147-748 2147 0"><text:p/></draw:connector></draw:g></text:p>
      <text:p text:style-name="Text_20_body"/>
      <text:p text:style-name="Text_20_body"/>
      <text:p text:style-name="Text_20_body"/>
      <text:p text:style-name="Text_20_body">Dans un cas on peut voir que le nombre de chemins est seulement de 1 pour le premier graphe car l'algorithme ne trouve qu'un chemin à partir de 1 et ne cherche pas les chemins existants vers tous nœuds (bien qu'il y en ait en fait 6). <text:s/>Tandis que pour le <text:s/>second parcours l'on obtient 8 chemins à parcourir.</text:p>
      <text:p text:style-name="Text_20_body">Je ne me sens pas personnellement capable de donner la plus grande quantité de chemins pour un graphe étant donné le nombre de nœuds et le nombre d'arc, je vais donc cherché un <text:s/>cas qui entraîne un fort nombre de chemins. Un cas simple à étudier est un cas similaire au second exemple;c'est-à-dire un graphe ou chaque nœuds a tous ses arcs qui pointe vers le nœud « suivant ». Donc si N&lt;2A <text:soft-page-break/>on peut faire que chaque nœud a en moyenne <draw:frame draw:style-name="fr1" draw:name="Objet3" text:anchor-type="as-char" svg:width="1.199cm" svg:height="0.997cm" draw:z-index="4"><draw:object xlink:href="./Object 3" xlink:type="simple" xlink:show="embed" xlink:actuate="onLoad"/><draw:image xlink:href="./ObjectReplacements/Object 3" xlink:type="simple" xlink:show="embed" xlink:actuate="onLoad"/></draw:frame>arcs sortants soit <draw:frame draw:style-name="fr1" draw:name="Objet4" text:anchor-type="as-char" svg:width="2.053cm" svg:height="1.057cm" draw:z-index="5"><draw:object xlink:href="./Object 4" xlink:type="simple" xlink:show="embed" xlink:actuate="onLoad"/><draw:image xlink:href="./ObjectReplacements/Object 4" xlink:type="simple" xlink:show="embed" xlink:actuate="onLoad"/></draw:frame>chemins, ou si N&gt;2A <draw:frame draw:style-name="fr1" draw:name="Objet5" text:anchor-type="as-char" svg:width="0.663cm" svg:height="0.813cm" draw:z-index="6"><draw:object xlink:href="./Object 5" xlink:type="simple" xlink:show="embed" xlink:actuate="onLoad"/><draw:image xlink:href="./ObjectReplacements/Object 5" xlink:type="simple" xlink:show="embed" xlink:actuate="onLoad"/></draw:frame>chemins en répartissant correctement les arcs. Il faut de plus ajouter à cela la mise à jour du meilleur chemin stocké dans une liste qui dans le pire des cas est faite à chaque fois.</text:p>
      <text:p text:style-name="Text_20_body">Le nombre de chemins est donc un paramètre exponentiel mais qui pourra énormément varié selon la forme du graphe, la ville de départ et la ville d'arrivée. Ce facteur exponentiel risque d'être cependant souvent présent dans des graphes fortement connexes.</text:p>
      <text:p text:style-name="Text_20_body"/>
      <text:p text:style-name="Text_20_body">Intro </text:p>
      <text:p text:style-name="Text_20_body">Le premier test consiste à étudier les temps d’exécution des deux méthodes selon le nombre de nœuds et la structure choisie. La densité est fixé à 0,5 soit <draw:frame draw:style-name="fr1" draw:name="Objet6" text:anchor-type="as-char" svg:width="1.492cm" svg:height="0.527cm" draw:z-index="7"><draw:object xlink:href="./Object 6" xlink:type="simple" xlink:show="embed" xlink:actuate="onLoad"/><draw:image xlink:href="./ObjectReplacements/Object 6" xlink:type="simple" xlink:show="embed" xlink:actuate="onLoad"/></draw:frame>arcs. Le paramètre A est fixé à 1 pour éviter les chemins absorbants et K est aussi fixé à 1</text:p>
      <text:p text:style-name="Text_20_body">Le second test consiste à étudier les temps d'exécution de la méthode détour borné en faisant varier K. La structure est une liste, la densité fixé à 0,5. Les tests ont été réalisés sur différents nombre de nœuds.</text:p>
      <text:p text:style-name="Text_20_body"/>
      <text:p text:style-name="Text_20_body">Étude comparative</text:p>
      <text:p text:style-name="Text_20_body">premier test</text:p>
      <text:p text:style-name="Text_20_body">Pour le premier test (Annexe 1), le fait de fixer A à 1 n'est pas contraignant pour la complexité puisque le temps de calcul sera le même (ou du moins négligeable) pour toute valeur de A. Fixer la valeur de K est bien plus contraignant comme le montrera le second test mais cela permet de voir que, pour une borne minimale, le facteur exponentiel disparaît presque totalement (ce pourrait ce pendant ne pas être le cas, en particulier si tous les chemins ont une valeur proche du PCC.</text:p>
      <text:p text:style-name="Text_20_body">Pour le premier test nous devrions donc avoir un coût proche de celui de Bellman-Ford c'est à dire en O(A*N) soit d'après notre densité <draw:frame draw:style-name="fr1" draw:name="Objet7" text:anchor-type="as-char" svg:width="1.328cm" svg:height="0.506cm" draw:z-index="8"><draw:object xlink:href="./Object 7" xlink:type="simple" xlink:show="embed" xlink:actuate="onLoad"/><draw:image xlink:href="./ObjectReplacements/Object 7" xlink:type="simple" xlink:show="embed" xlink:actuate="onLoad"/></draw:frame>or l'on peut voir que lorsque nous multiplions par deux le nombre de nœuds, nous multiplions par dix le temps d'exécution. On peut supposer que cette évaluation est juste. On peut remarquer que les deux méthodes sont très proches et que leur coût provient essentiellement de Bellman-Ford. Enfin on peut observer une légère différence entre la structure en Liste et en Matrice, on peut supposer que cela provient du coût lors de l'appel de listeArcs. </text:p>
      <text:p text:style-name="Text_20_body">Second test</text:p>
      <text:p text:style-name="Text_20_body">Le second test (Annexe 2) fait clairement ressortir le facteur exponentiel de la méthode détour borné. Lorsque K augmente, l'algorithme va mettre plus de temps pour s'arrêter étant donné qu'il y aura nécessairement des chemins plus long qui ont été ignoré lors d'un parcours avec un K faible.</text:p>
      <text:p text:style-name="Text_20_body">Les tests ont été effectués en faisant varié le nombre de nœuds, bien que dispensable il mettent en évidence le facteur sus-nommé. Cependant le premier test effectué met en évidence que l'effet de K sur la complexité n'est pas continue et qu'à partir d'une valeur donné l'algorithme mettra toujours le même temps pour s'exécuter. </text:p>
      <text:p text:style-name="Text_20_body">K joue donc un rôle d'amortisseur sur la complexité, celle-ci ne dépendant que du nombre de chemins.</text:p>
      <text:p text:style-name="Text_20_body"/>
      <text:p text:style-name="P3"/>
      <text:p text:style-name="Text_20_body"><draw:frame draw:style-name="fr2" draw:name="Objet8" text:anchor-type="paragraph" svg:width="16cm" svg:height="8.999cm" draw:z-index="9"><draw:object xlink:href="./Object 8" xlink:type="simple" xlink:show="embed" xlink:actuate="onLoad"/><draw:image xlink:href="./ObjectReplacements/Object 8" xlink:type="simple" xlink:show="embed" xlink:actuate="onLoad"/></draw:frame></text:p>
      <text:p text:style-name="Text_20_body"><draw:frame draw:style-name="fr2" draw:name="Objet9" text:anchor-type="paragraph" svg:width="16cm" svg:height="8.999cm" draw:z-index="10"><draw:object xlink:href="./Object 9" xlink:type="simple" xlink:show="embed" xlink:actuate="onLoad"/><draw:image xlink:href="./ObjectReplacements/Object 9" xlink:type="simple" xlink:show="embed" xlink:actuate="onLoad"/></draw:frame></text:p>
      <text:p text:style-name="P3"/>
      <text:p text:style-name="Text_20_body"><draw:frame draw:style-name="fr2" draw:name="Objet10" text:anchor-type="paragraph" svg:width="16cm" svg:height="8.999cm" draw:z-index="11"><draw:object xlink:href="./Object 10" xlink:type="simple" xlink:show="embed" xlink:actuate="onLoad"/><draw:image xlink:href="./ObjectReplacements/Object 10" xlink:type="simple" xlink:show="embed" xlink:actuate="onLoad"/></draw:frame></text:p>
      <text:p text:style-name="Text_20_body"/>
      <text:p text:style-name="Text_20_body"><draw:frame draw:style-name="fr2" draw:name="Objet12" text:anchor-type="paragraph" svg:width="16cm" svg:height="8.999cm" draw:z-index="13"><draw:object xlink:href="./Object 12" xlink:type="simple" xlink:show="embed" xlink:actuate="onLoad"/><draw:image xlink:href="./ObjectReplacements/Object 12" xlink:type="simple" xlink:show="embed" xlink:actuate="onLoad"/></draw:frame></text:p>
      <text:p text:style-name="P3"><draw:frame draw:style-name="fr3" draw:name="Objet11" text:anchor-type="paragraph" svg:x="0.131cm" svg:y="0.198cm" svg:width="16cm" svg:height="8.999cm" draw:z-index="12"><draw:object xlink:href="./Object 11" xlink:type="simple" xlink:show="embed" xlink:actuate="onLoad"/><draw:image xlink:href="./ObjectReplacements/Object 11" xlink:type="simple" xlink:show="embed" xlink:actuate="onLoad"/></draw:frame></text:p>
      <text:p text:style-name="Text_20_body"><draw:frame draw:style-name="fr2" draw:name="Objet13" text:anchor-type="paragraph" svg:width="16cm" svg:height="8.999cm" draw:z-index="14"><draw:object xlink:href="./Object 13" xlink:type="simple" xlink:show="embed" xlink:actuate="onLoad"/><draw:image xlink:href="./ObjectReplacements/Object 13" xlink:type="simple" xlink:show="embed" xlink:actuate="onLoad"/></draw:frame></text:p>
      <text:p text:style-name="Text_20_body"/>
      <text:p text:style-name="P3"/>
      <text:p text:style-name="Text_20_body"><draw:frame draw:style-name="fr4" draw:name="Objet14" text:anchor-type="paragraph" svg:width="17.519cm" svg:height="2.145cm" draw:z-index="15"><draw:object xlink:href="./Object 14" xlink:type="simple" xlink:show="embed" xlink:actuate="onLoad"/><draw:image xlink:href="./ObjectReplacements/Object 14" xlink:type="simple" xlink:show="embed" xlink:actuate="onLoad"/></draw:frame></text:p>
      <text:p text:style-name="Text_20_body"><draw:frame draw:style-name="fr3" draw:name="Objet15" text:anchor-type="paragraph" svg:x="2.856cm" svg:y="1.834cm" svg:width="11.291cm" svg:height="5.399cm" draw:z-index="16"><draw:object xlink:href="./Object 15" xlink:type="simple" xlink:show="embed" xlink:actuate="onLoad"/><draw:image xlink:href="./ObjectReplacements/Object 1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adornments="Regular"/>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RINCE</meta:initial-creator>
    <meta:creation-date>2011-12-08T15:56:02</meta:creation-date>
    <dc:date>2011-12-08T19:43:16</dc:date>
    <dc:creator>Romain RINCE</dc:creator>
    <meta:editing-duration>PT3H25M14S</meta:editing-duration>
    <meta:editing-cycles>5</meta:editing-cycles>
    <meta:generator>LibreOffice/3.3$Linux LibreOffice_project/330m19$Build-301</meta:generator>
    <meta:document-statistic meta:table-count="0" meta:image-count="0" meta:object-count="15" meta:page-count="6" meta:paragraph-count="23" meta:word-count="1023" meta:character-count="5821"/>
  </office:meta>
</office:document-meta>
</file>

<file path=Object 1/content.xml><?xml version="1.0" encoding="utf-8"?>
<math xmlns="http://www.w3.org/1998/Math/MathML">
  <semantics>
    <mrow>
      <mi>O</mi>
      <mo stretchy="false">(</mo>
      <mrow>
        <mrow>
          <mo stretchy="false">∣</mo>
          <mi>A</mi>
          <mo stretchy="false">∣</mo>
        </mrow>
        <mo stretchy="false">∗</mo>
        <mrow>
          <mo stretchy="false">∣</mo>
          <mi>N</mi>
          <mo stretchy="false">∣</mo>
        </mrow>
      </mrow>
      <mo stretchy="false">)</mo>
    </mrow>
    <annotation encoding="StarMath 5.0">O\( lline A rline * lline N rline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6.619cm" svg:y="0.315cm" chart:style-name="ch2">
          <text:p>Détour Borné</text:p>
        </chart:title>
        <chart:legend chart:legend-position="end" svg:x="13.549cm" svg:y="4.204cm" chart:style-name="ch3"/>
        <chart:plot-area chart:style-name="ch4" chart:data-source-has-labels="both" svg:x="1.33cm" svg:y="1.631cm" svg:width="11.582cm" svg:height="6.208cm">
          <chartooo:coordinate-region svg:x="2.137cm" svg:y="1.83cm" svg:width="10.681cm" svg:height="5.362cm"/>
          <chart:axis chart:dimension="x" chart:name="primary-x" chart:style-name="ch5">
            <chart:title svg:x="6.958cm" svg:y="8.018cm" chart:style-name="ch6">
              <text:p>K</text:p>
            </chart:title>
            <chart:categories table:cell-range-address="local-table.$A$2:.$A$11"/>
          </chart:axis>
          <chart:axis chart:dimension="y" chart:name="primary-y" chart:style-name="ch5">
            <chart:title svg:x="0.451cm" svg:y="5.004cm" chart:style-name="ch7">
              <text:p>ms</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 Noeuds</text:p>
              </table:table-cell>
            </table:table-row>
          </table:table-header-rows>
          <table:table-rows>
            <table:table-row>
              <table:table-cell office:value-type="string">
                <text:p>1</text:p>
              </table:table-cell>
              <table:table-cell office:value-type="float" office:value="3">
                <text:p>3</text:p>
              </table:table-cell>
            </table:table-row>
            <table:table-row>
              <table:table-cell office:value-type="string">
                <text:p>1,5</text:p>
              </table:table-cell>
              <table:table-cell office:value-type="float" office:value="4">
                <text:p>4</text:p>
              </table:table-cell>
            </table:table-row>
            <table:table-row>
              <table:table-cell office:value-type="string">
                <text:p>2</text:p>
              </table:table-cell>
              <table:table-cell office:value-type="float" office:value="9">
                <text:p>9</text:p>
              </table:table-cell>
            </table:table-row>
            <table:table-row>
              <table:table-cell office:value-type="string">
                <text:p>2,5</text:p>
              </table:table-cell>
              <table:table-cell office:value-type="float" office:value="18">
                <text:p>18</text:p>
              </table:table-cell>
            </table:table-row>
            <table:table-row>
              <table:table-cell office:value-type="string">
                <text:p>3</text:p>
              </table:table-cell>
              <table:table-cell office:value-type="float" office:value="23">
                <text:p>23</text:p>
              </table:table-cell>
            </table:table-row>
            <table:table-row>
              <table:table-cell office:value-type="string">
                <text:p>4</text:p>
              </table:table-cell>
              <table:table-cell office:value-type="float" office:value="40">
                <text:p>40</text:p>
              </table:table-cell>
            </table:table-row>
            <table:table-row>
              <table:table-cell office:value-type="string">
                <text:p>5</text:p>
              </table:table-cell>
              <table:table-cell office:value-type="float" office:value="79">
                <text:p>79</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6.619cm" svg:y="0.315cm" chart:style-name="ch2">
          <text:p>Détour Borné</text:p>
        </chart:title>
        <chart:legend chart:legend-position="end" svg:x="13.549cm" svg:y="4.204cm" chart:style-name="ch3"/>
        <chart:plot-area chart:style-name="ch4" chart:data-source-has-labels="both" svg:x="1.33cm" svg:y="1.631cm" svg:width="11.582cm" svg:height="6.208cm">
          <chartooo:coordinate-region svg:x="2.507cm" svg:y="1.83cm" svg:width="10.311cm" svg:height="5.362cm"/>
          <chart:axis chart:dimension="x" chart:name="primary-x" chart:style-name="ch5">
            <chart:title svg:x="6.958cm" svg:y="8.018cm" chart:style-name="ch6">
              <text:p>K</text:p>
            </chart:title>
            <chart:categories table:cell-range-address="local-table.$A$2:.$A$8"/>
          </chart:axis>
          <chart:axis chart:dimension="y" chart:name="primary-y" chart:style-name="ch5">
            <chart:title svg:x="0.451cm" svg:y="5.004cm" chart:style-name="ch7">
              <text:p>m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30 Noeuds</text:p>
              </table:table-cell>
            </table:table-row>
          </table:table-header-rows>
          <table:table-rows>
            <table:table-row>
              <table:table-cell office:value-type="string">
                <text:p>1</text:p>
              </table:table-cell>
              <table:table-cell office:value-type="float" office:value="49">
                <text:p>49</text:p>
              </table:table-cell>
            </table:table-row>
            <table:table-row>
              <table:table-cell office:value-type="string">
                <text:p>1,5</text:p>
              </table:table-cell>
              <table:table-cell office:value-type="float" office:value="58">
                <text:p>58</text:p>
              </table:table-cell>
            </table:table-row>
            <table:table-row>
              <table:table-cell office:value-type="string">
                <text:p>2</text:p>
              </table:table-cell>
              <table:table-cell office:value-type="float" office:value="87">
                <text:p>87</text:p>
              </table:table-cell>
            </table:table-row>
            <table:table-row>
              <table:table-cell office:value-type="string">
                <text:p>2,5</text:p>
              </table:table-cell>
              <table:table-cell office:value-type="float" office:value="264">
                <text:p>264</text:p>
              </table:table-cell>
            </table:table-row>
            <table:table-row>
              <table:table-cell office:value-type="string">
                <text:p>3</text:p>
              </table:table-cell>
              <table:table-cell office:value-type="float" office:value="674">
                <text:p>674</text:p>
              </table:table-cell>
            </table:table-row>
            <table:table-row>
              <table:table-cell office:value-type="string">
                <text:p>4</text:p>
              </table:table-cell>
              <table:table-cell office:value-type="float" office:value="2436">
                <text:p>2436</text:p>
              </table:table-cell>
            </table:table-row>
            <table:table-row>
              <table:table-cell office:value-type="string">
                <text:p>5</text:p>
              </table:table-cell>
              <table:table-cell office:value-type="float" office:value="30525">
                <text:p>3052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6.619cm" svg:y="0.315cm" chart:style-name="ch2">
          <text:p>Détour Borné</text:p>
        </chart:title>
        <chart:legend chart:legend-position="end" svg:x="13.549cm" svg:y="4.204cm" chart:style-name="ch3"/>
        <chart:plot-area chart:style-name="ch4" chart:data-source-has-labels="both" svg:x="1.33cm" svg:y="1.631cm" svg:width="11.582cm" svg:height="6.208cm">
          <chartooo:coordinate-region svg:x="2.322cm" svg:y="1.831cm" svg:width="10.496cm" svg:height="5.361cm"/>
          <chart:axis chart:dimension="x" chart:name="primary-x" chart:style-name="ch5">
            <chart:title svg:x="6.958cm" svg:y="8.018cm" chart:style-name="ch6">
              <text:p>K</text:p>
            </chart:title>
            <chart:categories table:cell-range-address="local-table.$A$2:.$A$11"/>
          </chart:axis>
          <chart:axis chart:dimension="y" chart:name="primary-y" chart:style-name="ch5">
            <chart:title svg:x="0.451cm" svg:y="5.004cm" chart:style-name="ch7">
              <text:p>ms</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20 Noeuds</text:p>
              </table:table-cell>
            </table:table-row>
          </table:table-header-rows>
          <table:table-rows>
            <table:table-row>
              <table:table-cell office:value-type="string">
                <text:p>1</text:p>
              </table:table-cell>
              <table:table-cell office:value-type="float" office:value="24">
                <text:p>24</text:p>
              </table:table-cell>
            </table:table-row>
            <table:table-row>
              <table:table-cell office:value-type="string">
                <text:p>1,5</text:p>
              </table:table-cell>
              <table:table-cell office:value-type="float" office:value="16">
                <text:p>16</text:p>
              </table:table-cell>
            </table:table-row>
            <table:table-row>
              <table:table-cell office:value-type="string">
                <text:p>2</text:p>
              </table:table-cell>
              <table:table-cell office:value-type="float" office:value="34">
                <text:p>34</text:p>
              </table:table-cell>
            </table:table-row>
            <table:table-row>
              <table:table-cell office:value-type="string">
                <text:p>2,5</text:p>
              </table:table-cell>
              <table:table-cell office:value-type="float" office:value="27">
                <text:p>27</text:p>
              </table:table-cell>
            </table:table-row>
            <table:table-row>
              <table:table-cell office:value-type="string">
                <text:p>3</text:p>
              </table:table-cell>
              <table:table-cell office:value-type="float" office:value="49">
                <text:p>49</text:p>
              </table:table-cell>
            </table:table-row>
            <table:table-row>
              <table:table-cell office:value-type="string">
                <text:p>4</text:p>
              </table:table-cell>
              <table:table-cell office:value-type="float" office:value="136">
                <text:p>136</text:p>
              </table:table-cell>
            </table:table-row>
            <table:table-row>
              <table:table-cell office:value-type="string">
                <text:p>5</text:p>
              </table:table-cell>
              <table:table-cell office:value-type="float" office:value="420">
                <text:p>420</text:p>
              </table:table-cell>
            </table:table-row>
            <table:table-row>
              <table:table-cell office:value-type="string">
                <text:p>6</text:p>
              </table:table-cell>
              <table:table-cell office:value-type="float" office:value="1126">
                <text:p>1126</text:p>
              </table:table-cell>
            </table:table-row>
            <table:table-row>
              <table:table-cell office:value-type="string">
                <text:p>7</text:p>
              </table:table-cell>
              <table:table-cell office:value-type="float" office:value="1721">
                <text:p>1721</text:p>
              </table:table-cell>
            </table:table-row>
            <table:table-row>
              <table:table-cell office:value-type="string">
                <text:p>8</text:p>
              </table:table-cell>
              <table:table-cell office:value-type="float" office:value="3372">
                <text:p>337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6.619cm" svg:y="0.315cm" chart:style-name="ch2">
          <text:p>Détour Borné</text:p>
        </chart:title>
        <chart:legend chart:legend-position="end" svg:x="13.363cm" svg:y="4.204cm" chart:style-name="ch3"/>
        <chart:plot-area chart:style-name="ch4" chart:data-source-has-labels="both" svg:x="1.33cm" svg:y="1.631cm" svg:width="11.396cm" svg:height="6.208cm">
          <chartooo:coordinate-region svg:x="2.507cm" svg:y="1.831cm" svg:width="10.125cm" svg:height="5.361cm"/>
          <chart:axis chart:dimension="x" chart:name="primary-x" chart:style-name="ch5">
            <chart:title svg:x="6.865cm" svg:y="8.018cm" chart:style-name="ch6">
              <text:p>K</text:p>
            </chart:title>
            <chart:categories table:cell-range-address="local-table.$A$2:.$A$6"/>
          </chart:axis>
          <chart:axis chart:dimension="y" chart:name="primary-y" chart:style-name="ch5">
            <chart:title svg:x="0.451cm" svg:y="5.004cm" chart:style-name="ch7">
              <text:p>m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 Noeuds</text:p>
              </table:table-cell>
            </table:table-row>
          </table:table-header-rows>
          <table:table-rows>
            <table:table-row>
              <table:table-cell office:value-type="string">
                <text:p>1</text:p>
              </table:table-cell>
              <table:table-cell office:value-type="float" office:value="366">
                <text:p>366</text:p>
              </table:table-cell>
            </table:table-row>
            <table:table-row>
              <table:table-cell office:value-type="string">
                <text:p>1,5</text:p>
              </table:table-cell>
              <table:table-cell office:value-type="float" office:value="403">
                <text:p>403</text:p>
              </table:table-cell>
            </table:table-row>
            <table:table-row>
              <table:table-cell office:value-type="string">
                <text:p>2</text:p>
              </table:table-cell>
              <table:table-cell office:value-type="float" office:value="1420">
                <text:p>1420</text:p>
              </table:table-cell>
            </table:table-row>
            <table:table-row>
              <table:table-cell office:value-type="string">
                <text:p>2,5</text:p>
              </table:table-cell>
              <table:table-cell office:value-type="float" office:value="5158">
                <text:p>5158</text:p>
              </table:table-cell>
            </table:table-row>
            <table:table-row>
              <table:table-cell office:value-type="string">
                <text:p>3</text:p>
              </table:table-cell>
              <table:table-cell office:value-type="float" office:value="84234">
                <text:p>8423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10"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style:style>
    <style:style style:name="ce11" style:family="table-cell" style:parent-style-name="Default">
      <style:table-cell-properties fo:border-bottom="0.002cm solid #000000" fo:border-left="none" fo:border-right="0.002cm solid #000000" fo:border-top="0.002cm solid #000000"/>
    </style:style>
    <style:style style:name="ce12" style:family="table-cell" style:parent-style-name="Default">
      <style:table-cell-properties fo:border-bottom="0.002cm solid #000000" fo:border-left="none" fo:border-right="0.002cm solid #000000" fo:border-top="none"/>
    </style:style>
    <style:style style:name="ce13" style:family="table-cell" style:parent-style-name="Default">
      <style:table-cell-properties fo:border-bottom="none" fo:border-left="none" fo:border-right="0.002cm solid #000000" fo:border-top="0.002cm solid #000000"/>
    </style:style>
    <style:style style:name="ce2" style:family="table-cell" style:parent-style-name="Default">
      <style:table-cell-properties fo:border-bottom="none" fo:border-left="0.002cm solid #000000" fo:border-right="0.002cm solid #000000" fo:border-top="0.002cm solid #000000"/>
    </style:style>
    <style:style style:name="ce3" style:family="table-cell" style:parent-style-name="Default">
      <style:table-cell-properties fo:border-bottom="0.002cm solid #000000" fo:border-left="0.002cm solid #000000" fo:border-right="0.002cm solid #000000" fo:border-top="none"/>
    </style:style>
    <style:style style:name="ce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style:style>
    <style:style style:name="ce5" style:family="table-cell" style:parent-style-name="Default">
      <style:table-cell-properties fo:border-bottom="0.002cm solid #000000" fo:border-left="0.002cm solid #000000" fo:border-right="none" fo:border-top="none"/>
    </style:style>
    <style:style style:name="ce6" style:family="table-cell" style:parent-style-name="Default">
      <style:table-cell-properties fo:border-bottom="none" fo:border-left="0.002cm solid #000000" fo:border-right="none" fo:border-top="0.002cm solid #000000"/>
      <style:text-properties fo:color="#000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order-bottom="none" fo:border-left="none" fo:border-right="none" fo:border-top="0.002cm solid #000000"/>
      <style:text-properties fo:color="#000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none" fo:border-right="none" fo:border-top="0.002cm solid #000000"/>
    </style:style>
  </office:automatic-styles>
  <office:body>
    <office:spreadsheet>
      <table:table table:name="Feuille1" table:style-name="ta1" table:print="false">
        <table:table-column table:style-name="co1" table:default-cell-style-name="ce1"/>
        <table:table-column table:style-name="co1" table:default-cell-style-name="ce5"/>
        <table:table-column table:style-name="co1" table:number-columns-repeated="8" table:default-cell-style-name="ce7"/>
        <table:table-column table:style-name="co1" table:default-cell-style-name="ce12"/>
        <table:table-row table:style-name="ro1">
          <table:table-cell/>
          <table:table-cell table:style-name="ce4" office:value-type="string" table:number-columns-spanned="5" table:number-rows-spanned="1">
            <text:p>Liste</text:p>
          </table:table-cell>
          <table:covered-table-cell table:number-columns-repeated="4" table:style-name="ce1"/>
          <table:table-cell table:style-name="ce10" office:value-type="string" table:number-columns-spanned="5" table:number-rows-spanned="1">
            <text:p>Matrice</text:p>
          </table:table-cell>
          <table:covered-table-cell table:number-columns-repeated="3" table:style-name="ce1"/>
          <table:covered-table-cell table:style-name="ce11"/>
        </table:table-row>
        <table:table-row table:style-name="ro1">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row>
        <table:table-row table:style-name="ro1">
          <table:table-cell table:style-name="ce2" office:value-type="string">
            <text:p>Agrégation</text:p>
          </table:table-cell>
          <table:table-cell table:style-name="ce6" office:value-type="float" office:value="358">
            <text:p>358</text:p>
          </table:table-cell>
          <table:table-cell table:style-name="ce8" office:value-type="float" office:value="1747">
            <text:p>1747</text:p>
          </table:table-cell>
          <table:table-cell table:style-name="ce9" office:value-type="float" office:value="19030">
            <text:p>19030</text:p>
          </table:table-cell>
          <table:table-cell table:style-name="ce9" office:value-type="float" office:value="75174">
            <text:p>75174</text:p>
          </table:table-cell>
          <table:table-cell table:style-name="ce9" office:value-type="float" office:value="196088">
            <text:p>196088</text:p>
          </table:table-cell>
          <table:table-cell table:style-name="ce9" office:value-type="float" office:value="350">
            <text:p>350</text:p>
          </table:table-cell>
          <table:table-cell table:style-name="ce9" office:value-type="float" office:value="2264">
            <text:p>2264</text:p>
          </table:table-cell>
          <table:table-cell table:style-name="ce9" office:value-type="float" office:value="22567">
            <text:p>22567</text:p>
          </table:table-cell>
          <table:table-cell table:style-name="ce9" office:value-type="float" office:value="89187">
            <text:p>89187</text:p>
          </table:table-cell>
          <table:table-cell table:style-name="ce13" office:value-type="float" office:value="224096">
            <text:p>224096</text:p>
          </table:table-cell>
        </table:table-row>
        <table:table-row table:style-name="ro1">
          <table:table-cell table:style-name="ce3" office:value-type="string">
            <text:p>Détour Borné</text:p>
          </table:table-cell>
          <table:table-cell office:value-type="float" office:value="366">
            <text:p>366</text:p>
          </table:table-cell>
          <table:table-cell office:value-type="float" office:value="1931">
            <text:p>1931</text:p>
          </table:table-cell>
          <table:table-cell office:value-type="float" office:value="19123">
            <text:p>19123</text:p>
          </table:table-cell>
          <table:table-cell office:value-type="float" office:value="75270">
            <text:p>75270</text:p>
          </table:table-cell>
          <table:table-cell office:value-type="float" office:value="195395">
            <text:p>195395</text:p>
          </table:table-cell>
          <table:table-cell office:value-type="float" office:value="366">
            <text:p>366</text:p>
          </table:table-cell>
          <table:table-cell office:value-type="float" office:value="2313">
            <text:p>2313</text:p>
          </table:table-cell>
          <table:table-cell office:value-type="float" office:value="22971">
            <text:p>22971</text:p>
          </table:table-cell>
          <table:table-cell office:value-type="float" office:value="86441">
            <text:p>86441</text:p>
          </table:table-cell>
          <table:table-cell office:value-type="float" office:value="224358">
            <text:p>224358</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8">08/12/2011</text:date>, <text:time>18:5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10"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order-bottom="none" fo:border-left="0.002cm solid #000000" fo:border-right="0.002cm solid #000000" fo:border-top="none"/>
    </style:style>
    <style:style style:name="ce3" style:family="table-cell" style:parent-style-name="Default">
      <style:table-cell-properties fo:border-bottom="0.002cm solid #000000" fo:border-left="0.002cm solid #000000" fo:border-right="0.002cm solid #000000" fo:border-top="none"/>
    </style:style>
    <style:style style:name="ce4"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fo:margin-left="0cm"/>
    </style:style>
    <style:style style:name="ce5"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6" style:family="table-cell" style:parent-style-name="Default">
      <style:table-cell-properties fo:border-bottom="0.002cm solid #000000" fo:border-left="none" fo:border-right="none" fo:border-top="none"/>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9" style:family="table-cell" style:parent-style-name="Default">
      <style:table-cell-properties fo:border-bottom="none" fo:border-left="none" fo:border-right="0.002cm solid #000000" fo:border-top="none"/>
    </style:style>
  </office:automatic-styles>
  <office:body>
    <office:spreadsheet>
      <table:table table:name="Feuille1" table:style-name="ta1" table:print="false">
        <table:table-column table:style-name="co1" table:default-cell-style-name="ce2"/>
        <table:table-column table:style-name="co1" table:number-columns-repeated="3" table:default-cell-style-name="Default"/>
        <table:table-column table:style-name="co1" table:default-cell-style-name="ce9"/>
        <table:table-row table:style-name="ro1" table:number-rows-repeated="6">
          <table:table-cell table:style-name="Default"/>
          <table:table-cell table:number-columns-repeated="3"/>
          <table:table-cell table:style-name="Default"/>
        </table:table-row>
        <table:table-row table:style-name="ro1">
          <table:table-cell table:style-name="ce1" office:value-type="string">
            <text:p>K</text:p>
          </table:table-cell>
          <table:table-cell table:style-name="ce4" office:value-type="string" table:number-columns-spanned="4" table:number-rows-spanned="1">
            <text:p>Détour Borné</text:p>
          </table:table-cell>
          <table:covered-table-cell table:style-name="ce5"/>
          <table:covered-table-cell table:style-name="ce7"/>
          <table:covered-table-cell table:style-name="ce8"/>
        </table:table-row>
        <table:table-row table:style-name="ro1">
          <table:table-cell table:style-name="ce1"/>
          <table:table-cell table:style-name="ce5" office:value-type="string">
            <text:p>10 Noeuds</text:p>
          </table:table-cell>
          <table:table-cell table:style-name="ce5" office:value-type="string">
            <text:p>20 Noeuds</text:p>
          </table:table-cell>
          <table:table-cell table:style-name="ce7" office:value-type="string">
            <text:p>30 Noeuds</text:p>
          </table:table-cell>
          <table:table-cell table:style-name="ce8" office:value-type="string">
            <text:p>100 Noeuds</text:p>
          </table:table-cell>
        </table:table-row>
        <table:table-row table:style-name="ro1">
          <table:table-cell office:value-type="float" office:value="1">
            <text:p>1</text:p>
          </table:table-cell>
          <table:table-cell office:value-type="float" office:value="3">
            <text:p>3</text:p>
          </table:table-cell>
          <table:table-cell office:value-type="float" office:value="24">
            <text:p>24</text:p>
          </table:table-cell>
          <table:table-cell office:value-type="float" office:value="49">
            <text:p>49</text:p>
          </table:table-cell>
          <table:table-cell office:value-type="float" office:value="366">
            <text:p>366</text:p>
          </table:table-cell>
        </table:table-row>
        <table:table-row table:style-name="ro1">
          <table:table-cell office:value-type="float" office:value="1.5">
            <text:p>1,5</text:p>
          </table:table-cell>
          <table:table-cell office:value-type="float" office:value="4">
            <text:p>4</text:p>
          </table:table-cell>
          <table:table-cell office:value-type="float" office:value="16">
            <text:p>16</text:p>
          </table:table-cell>
          <table:table-cell office:value-type="float" office:value="58">
            <text:p>58</text:p>
          </table:table-cell>
          <table:table-cell office:value-type="float" office:value="403">
            <text:p>403</text:p>
          </table:table-cell>
        </table:table-row>
        <table:table-row table:style-name="ro1">
          <table:table-cell office:value-type="float" office:value="2">
            <text:p>2</text:p>
          </table:table-cell>
          <table:table-cell office:value-type="float" office:value="9">
            <text:p>9</text:p>
          </table:table-cell>
          <table:table-cell office:value-type="float" office:value="34">
            <text:p>34</text:p>
          </table:table-cell>
          <table:table-cell office:value-type="float" office:value="87">
            <text:p>87</text:p>
          </table:table-cell>
          <table:table-cell office:value-type="float" office:value="1420">
            <text:p>1420</text:p>
          </table:table-cell>
        </table:table-row>
        <table:table-row table:style-name="ro1">
          <table:table-cell office:value-type="float" office:value="2.5">
            <text:p>2,5</text:p>
          </table:table-cell>
          <table:table-cell office:value-type="float" office:value="18">
            <text:p>18</text:p>
          </table:table-cell>
          <table:table-cell office:value-type="float" office:value="27">
            <text:p>27</text:p>
          </table:table-cell>
          <table:table-cell office:value-type="float" office:value="264">
            <text:p>264</text:p>
          </table:table-cell>
          <table:table-cell office:value-type="float" office:value="5158">
            <text:p>5158</text:p>
          </table:table-cell>
        </table:table-row>
        <table:table-row table:style-name="ro1">
          <table:table-cell office:value-type="float" office:value="3">
            <text:p>3</text:p>
          </table:table-cell>
          <table:table-cell office:value-type="float" office:value="23">
            <text:p>23</text:p>
          </table:table-cell>
          <table:table-cell office:value-type="float" office:value="49">
            <text:p>49</text:p>
          </table:table-cell>
          <table:table-cell office:value-type="float" office:value="674">
            <text:p>674</text:p>
          </table:table-cell>
          <table:table-cell office:value-type="float" office:value="84234">
            <text:p>84234</text:p>
          </table:table-cell>
        </table:table-row>
        <table:table-row table:style-name="ro1">
          <table:table-cell office:value-type="float" office:value="4">
            <text:p>4</text:p>
          </table:table-cell>
          <table:table-cell office:value-type="float" office:value="40">
            <text:p>40</text:p>
          </table:table-cell>
          <table:table-cell office:value-type="float" office:value="136">
            <text:p>136</text:p>
          </table:table-cell>
          <table:table-cell office:value-type="float" office:value="2436">
            <text:p>2436</text:p>
          </table:table-cell>
          <table:table-cell/>
        </table:table-row>
        <table:table-row table:style-name="ro1">
          <table:table-cell office:value-type="float" office:value="5">
            <text:p>5</text:p>
          </table:table-cell>
          <table:table-cell office:value-type="float" office:value="79">
            <text:p>79</text:p>
          </table:table-cell>
          <table:table-cell office:value-type="float" office:value="420">
            <text:p>420</text:p>
          </table:table-cell>
          <table:table-cell office:value-type="float" office:value="30525">
            <text:p>30525</text:p>
          </table:table-cell>
          <table:table-cell/>
        </table:table-row>
        <table:table-row table:style-name="ro1">
          <table:table-cell office:value-type="float" office:value="6">
            <text:p>6</text:p>
          </table:table-cell>
          <table:table-cell office:value-type="float" office:value="100">
            <text:p>100</text:p>
          </table:table-cell>
          <table:table-cell office:value-type="float" office:value="1126">
            <text:p>1126</text:p>
          </table:table-cell>
          <table:table-cell table:number-columns-repeated="2"/>
        </table:table-row>
        <table:table-row table:style-name="ro1">
          <table:table-cell office:value-type="float" office:value="7">
            <text:p>7</text:p>
          </table:table-cell>
          <table:table-cell office:value-type="float" office:value="100">
            <text:p>100</text:p>
          </table:table-cell>
          <table:table-cell office:value-type="float" office:value="1721">
            <text:p>1721</text:p>
          </table:table-cell>
          <table:table-cell table:number-columns-repeated="2"/>
        </table:table-row>
        <table:table-row table:style-name="ro1">
          <table:table-cell table:style-name="ce3" office:value-type="float" office:value="8">
            <text:p>8</text:p>
          </table:table-cell>
          <table:table-cell table:style-name="ce6" office:value-type="float" office:value="109">
            <text:p>109</text:p>
          </table:table-cell>
          <table:table-cell table:style-name="ce6" office:value-type="float" office:value="3372">
            <text:p>3372</text:p>
          </table:table-cell>
          <table:table-cell table:style-name="ce6"/>
          <table:table-cell table:style-name="ce10"/>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8">08/12/2011</text:date>, <text:time>18:5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i>O</mi>
      <mo stretchy="false">(</mo>
      <mrow>
        <mrow>
          <mo stretchy="false">∣</mo>
          <mi>A</mi>
          <mo stretchy="false">∣</mo>
        </mrow>
        <mo stretchy="false">+</mo>
        <mrow>
          <mo stretchy="false">∣</mo>
          <mi>N</mi>
          <mo stretchy="false">∣</mo>
        </mrow>
      </mrow>
      <mo stretchy="false">)</mo>
    </mrow>
    <annotation encoding="StarMath 5.0">O\( lline A rline + lline N rline \)</annotation>
  </semantics>
</math>
</file>

<file path=Object 3/content.xml><?xml version="1.0" encoding="utf-8"?>
<math xmlns="http://www.w3.org/1998/Math/MathML">
  <semantics>
    <mfrac>
      <mi>A</mi>
      <mrow>
        <mi>N</mi>
        <mo stretchy="false">−</mo>
        <mn>1</mn>
      </mrow>
    </mfrac>
    <annotation encoding="StarMath 5.0">{A} over {N-1} </annotation>
  </semantics>
</math>
</file>

<file path=Object 4/content.xml><?xml version="1.0" encoding="utf-8"?>
<math xmlns="http://www.w3.org/1998/Math/MathML">
  <semantics>
    <msup>
      <mrow>
        <mo stretchy="false">(</mo>
        <mfrac>
          <mi>A</mi>
          <mrow>
            <mi>N</mi>
            <mo stretchy="false">−</mo>
            <mn>1</mn>
          </mrow>
        </mfrac>
        <mo stretchy="false">)</mo>
      </mrow>
      <mrow>
        <mi>N</mi>
        <mo stretchy="false">−</mo>
        <mn>1</mn>
      </mrow>
    </msup>
    <annotation encoding="StarMath 5.0">({A} over {N-1} )^{N-1}</annotation>
  </semantics>
</math>
</file>

<file path=Object 5/content.xml><?xml version="1.0" encoding="utf-8"?>
<math xmlns="http://www.w3.org/1998/Math/MathML">
  <semantics>
    <msup>
      <mn>2</mn>
      <mfrac>
        <mi>A</mi>
        <mn>2</mn>
      </mfrac>
    </msup>
    <annotation encoding="StarMath 5.0">{2}^ {{A} over {2}}</annotation>
  </semantics>
</math>
</file>

<file path=Object 6/content.xml><?xml version="1.0" encoding="utf-8"?>
<math xmlns="http://www.w3.org/1998/Math/MathML">
  <semantics>
    <mrow>
      <mn>0,5</mn>
      <mo stretchy="false">∗</mo>
      <msup>
        <mi>N</mi>
        <mn>2</mn>
      </msup>
    </mrow>
    <annotation encoding="StarMath 5.0">0,5 * N^2</annotation>
  </semantics>
</math>
</file>

<file path=Object 7/content.xml><?xml version="1.0" encoding="utf-8"?>
<math xmlns="http://www.w3.org/1998/Math/MathML">
  <semantics>
    <mrow>
      <mi>O</mi>
      <mrow>
        <mo stretchy="false">(</mo>
        <mi mathvariant="italic">N³</mi>
        <mo stretchy="false">)</mo>
      </mrow>
    </mrow>
    <annotation encoding="StarMath 5.0">O(N³)</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654cm" svg:y="0.315cm" chart:style-name="ch2">
          <text:p>Implémentation en Liste</text:p>
        </chart:title>
        <chart:legend chart:legend-position="end" svg:x="13.178cm" svg:y="3.979cm" chart:style-name="ch3"/>
        <chart:plot-area chart:style-name="ch4" chart:data-source-has-labels="both" svg:x="1.33cm" svg:y="1.631cm" svg:width="11.211cm" svg:height="6.208cm">
          <chartooo:coordinate-region svg:x="2.692cm" svg:y="1.831cm" svg:width="9.477cm" svg:height="5.361cm"/>
          <chart:axis chart:dimension="x" chart:name="primary-x" chart:style-name="ch5">
            <chart:title svg:x="6.084cm" svg:y="8.018cm" chart:style-name="ch6">
              <text:p>Nb noeuds</text:p>
            </chart:title>
            <chart:categories table:cell-range-address="local-table.$B$1:.$F$1"/>
          </chart:axis>
          <chart:axis chart:dimension="y" chart:name="primary-y" chart:style-name="ch5">
            <chart:title svg:x="0.451cm" svg:y="5.004cm" chart:style-name="ch7">
              <text:p>m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250</text:p>
              </table:table-cell>
              <table:table-cell office:value-type="string">
                <text:p>500</text:p>
              </table:table-cell>
              <table:table-cell office:value-type="string">
                <text:p>750</text:p>
              </table:table-cell>
              <table:table-cell office:value-type="string">
                <text:p>1000</text:p>
              </table:table-cell>
            </table:table-row>
          </table:table-header-rows>
          <table:table-rows>
            <table:table-row>
              <table:table-cell office:value-type="string">
                <text:p>Agrégation</text:p>
              </table:table-cell>
              <table:table-cell office:value-type="float" office:value="358">
                <text:p>358</text:p>
              </table:table-cell>
              <table:table-cell office:value-type="float" office:value="1747">
                <text:p>1747</text:p>
              </table:table-cell>
              <table:table-cell office:value-type="float" office:value="19030">
                <text:p>19030</text:p>
              </table:table-cell>
              <table:table-cell office:value-type="float" office:value="75174">
                <text:p>75174</text:p>
              </table:table-cell>
              <table:table-cell office:value-type="float" office:value="196088">
                <text:p>196088</text:p>
              </table:table-cell>
            </table:table-row>
            <table:table-row>
              <table:table-cell office:value-type="string">
                <text:p>Détour Borné</text:p>
              </table:table-cell>
              <table:table-cell office:value-type="float" office:value="366">
                <text:p>366</text:p>
              </table:table-cell>
              <table:table-cell office:value-type="float" office:value="1931">
                <text:p>1931</text:p>
              </table:table-cell>
              <table:table-cell office:value-type="float" office:value="19123">
                <text:p>19123</text:p>
              </table:table-cell>
              <table:table-cell office:value-type="float" office:value="75270">
                <text:p>75270</text:p>
              </table:table-cell>
              <table:table-cell office:value-type="float" office:value="195395">
                <text:p>19539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76cm" svg:y="0.315cm" chart:style-name="ch2">
          <text:p>Implémentation en Matrice</text:p>
        </chart:title>
        <chart:legend chart:legend-position="end" svg:x="13.178cm" svg:y="3.979cm" chart:style-name="ch3"/>
        <chart:plot-area chart:style-name="ch4" chart:data-source-has-labels="both" svg:x="1.33cm" svg:y="1.631cm" svg:width="11.211cm" svg:height="6.208cm">
          <chartooo:coordinate-region svg:x="2.692cm" svg:y="1.831cm" svg:width="9.477cm" svg:height="5.361cm"/>
          <chart:axis chart:dimension="x" chart:name="primary-x" chart:style-name="ch5">
            <chart:title svg:x="6.058cm" svg:y="8.018cm" chart:style-name="ch6">
              <text:p>Nb Noeuds</text:p>
            </chart:title>
            <chart:categories table:cell-range-address="local-table.$B$1:.$F$1"/>
          </chart:axis>
          <chart:axis chart:dimension="y" chart:name="primary-y" chart:style-name="ch5">
            <chart:title svg:x="0.451cm" svg:y="5.004cm" chart:style-name="ch7">
              <text:p>m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text:p>
              </table:table-cell>
              <table:table-cell office:value-type="string">
                <text:p>250</text:p>
              </table:table-cell>
              <table:table-cell office:value-type="string">
                <text:p>500</text:p>
              </table:table-cell>
              <table:table-cell office:value-type="string">
                <text:p>750</text:p>
              </table:table-cell>
              <table:table-cell office:value-type="string">
                <text:p>1000</text:p>
              </table:table-cell>
            </table:table-row>
          </table:table-header-rows>
          <table:table-rows>
            <table:table-row>
              <table:table-cell office:value-type="string">
                <text:p>Agrégation</text:p>
              </table:table-cell>
              <table:table-cell office:value-type="float" office:value="350">
                <text:p>350</text:p>
              </table:table-cell>
              <table:table-cell office:value-type="float" office:value="2264">
                <text:p>2264</text:p>
              </table:table-cell>
              <table:table-cell office:value-type="float" office:value="22567">
                <text:p>22567</text:p>
              </table:table-cell>
              <table:table-cell office:value-type="float" office:value="89187">
                <text:p>89187</text:p>
              </table:table-cell>
              <table:table-cell office:value-type="float" office:value="224096">
                <text:p>224096</text:p>
              </table:table-cell>
            </table:table-row>
            <table:table-row>
              <table:table-cell office:value-type="string">
                <text:p>Détour Borné</text:p>
              </table:table-cell>
              <table:table-cell office:value-type="float" office:value="366">
                <text:p>366</text:p>
              </table:table-cell>
              <table:table-cell office:value-type="float" office:value="2313">
                <text:p>2313</text:p>
              </table:table-cell>
              <table:table-cell office:value-type="float" office:value="22971">
                <text:p>22971</text:p>
              </table:table-cell>
              <table:table-cell office:value-type="float" office:value="86441">
                <text:p>86441</text:p>
              </table:table-cell>
              <table:table-cell office:value-type="float" office:value="224358">
                <text:p>22435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